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path draw:style-name="gr1" draw:layer="layout" svg:width="14.042cm" svg:height="14.051cm" svg:x="0.026cm" svg:y="0.03cm" svg:viewBox="0 0 14043 14052" svg:d="M0 7026l68-978M68 6048l204-960M272 5088l336-921M608 4167l460-867M1068 3300l577-793M1645 2507l681-705M2326 1802l773-604M3099 1198l850-491M3949 707l909-367M4858 340l952-237M5810 103l975-103M6785 0l980 34M7765 34l966 171M8731 205l933 303M9664 508l881 430M10545 938l813 548M11358 1486l729 657M12087 2143l631 751M12718 2894l520 832M13238 3726l399 896M13637 4622l270 942M13907 5564l136 972M14043 6536v980M14043 7516l-136 972M13907 8488l-270 942M13637 9430l-399 897M13238 10327l-520 831M12718 11158l-631 752M12087 11910l-729 656M11358 12566l-813 548M10545 13114l-881 430M9664 13544l-933 304M8731 13848l-966 170M7765 14018l-980 34M6785 14052l-975-103M5810 13949l-952-237M4858 13712l-909-367M3949 13345l-850-491M3099 12854l-773-604M2326 12250l-681-705M1645 11545l-577-793M1068 10752l-460-866M608 9886l-336-922M272 8964l-204-960M68 8004l-68-978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4.3.3.2$Linux_x86 LibreOffice_project/430m0$Build-2</meta:generator>
  </office:meta>
</office:document-meta>
</file>